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1.984cm"/>
    </style:style>
    <style:style style:name="Tabla4.B" style:family="table-column">
      <style:table-column-properties style:column-width="7.352cm"/>
    </style:style>
    <style:style style:name="Tabla4.C" style:family="table-column">
      <style:table-column-properties style:column-width="1.335cm"/>
    </style:style>
    <style:style style:name="Tabla4.D" style:family="table-column">
      <style:table-column-properties style:column-width="1.517cm"/>
    </style:style>
    <style:style style:name="Tabla4.E" style:family="table-column">
      <style:table-column-properties style:column-width="1.376cm"/>
    </style:style>
    <style:style style:name="Tabla4.F" style:family="table-column">
      <style:table-column-properties style:column-width="1.446cm"/>
    </style:style>
    <style:style style:name="Tabla4.G" style:family="table-column">
      <style:table-column-properties style:column-width="1.782cm"/>
    </style:style>
    <style:style style:name="Tabla4.H" style:family="table-column">
      <style:table-column-properties style:column-width="2.007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2cm"/>
    </style:style>
    <style:style style:name="Tabla4.A2" style:family="table-cell">
      <style:table-cell-properties style:vertical-align="middle" fo:padding="0cm" fo:border="none"/>
    </style:style>
    <style:style style:name="Tabla4.E2" style:family="table-cell" style:data-style-name="N100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fo:line-height="100%" fo:orphans="0" fo:widows="0" style:text-autospace="none"/>
    </style:style>
    <style:style style:name="P19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P20" style:family="paragraph" style:parent-style-name="Standard">
      <style:paragraph-properties fo:margin-top="0.018cm" fo:margin-bottom="0cm" fo:line-height="100%" fo:orphans="0" fo:widows="0" style:text-autospace="none"/>
    </style:style>
    <style:style style:name="P21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25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27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79cm" fo:margin-bottom="0cm" fo:line-height="100%" fo:orphans="0" fo:widows="0" fo:text-indent="0cm" style:auto-text-indent="false" style:text-autospace="none"/>
    </style:style>
    <style:style style:name="P29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32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top="0.064cm" fo:margin-bottom="0cm" fo:line-height="100%" fo:orphans="0" fo:widows="0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</style:style>
    <style:style style:name="P38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top="0.09cm" fo:margin-bottom="0cm" fo:line-height="100%" fo:orphans="0" fo:widows="0" style:text-autospace="none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3pt" style:font-size-asian="13pt" style:font-size-complex="13pt"/>
    </style:style>
    <style:style style:name="P43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5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48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49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style:paragraph-properties fo:margin-left="0cm" fo:margin-right="0.21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style:font-size-asian="2pt" style:font-name-complex="Lucida Sans" style:font-size-complex="2pt"/>
    </style:style>
    <style:style style:name="P53" style:family="paragraph" style:parent-style-name="Standard">
      <style:paragraph-properties fo:margin-left="0.101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4" style:family="text">
      <style:text-properties fo:color="#221f1f" style:font-name="Lucida Sans" fo:font-size="10pt" style:font-size-asian="10pt" style:font-name-complex="Lucida Sans" style:font-size-complex="10pt"/>
    </style:style>
    <style:style style:name="T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1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fo:letter-spacing="-0.007cm" fo:font-style="normal" style:font-style-asian="normal" style:font-style-complex="normal"/>
    </style:style>
    <style:style style:name="T2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7" style:family="text">
      <style:text-properties style:text-position="-5% 100%" fo:font-size="9pt" fo:letter-spacing="-0.012cm" style:font-size-asian="9pt" style:font-size-complex="9pt"/>
    </style:style>
    <style:style style:name="T2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29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30" style:family="text">
      <style:text-properties style:text-position="-5% 100%" fo:font-size="9pt" style:font-size-asian="9pt" style:font-size-complex="9pt"/>
    </style:style>
    <style:style style:name="T3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4" style:family="text">
      <style:text-properties fo:color="#000000" fo:letter-spacing="0.004cm" fo:font-style="normal" style:font-style-asian="normal" style:font-style-complex="normal"/>
    </style:style>
    <style:style style:name="T35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3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000000" fo:letter-spacing="-0.007cm" fo:font-style="normal" style:font-style-asian="normal" style:font-style-complex="normal"/>
    </style:style>
    <style:style style:name="T39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letter-spacing="-0.009cm"/>
    </style:style>
    <style:style style:name="T42" style:family="text">
      <style:text-properties fo:letter-spacing="-0.016cm"/>
    </style:style>
    <style:style style:name="T43" style:family="text">
      <style:text-properties fo:font-size="4pt" style:font-size-asian="4pt" style:font-size-complex="4pt"/>
    </style:style>
    <style:style style:name="T4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letter-spacing="-0.012cm" fo:font-style="normal" style:font-style-asian="normal" style:font-style-complex="normal"/>
    </style:style>
    <style:style style:name="T46" style:family="text">
      <style:text-properties fo:letter-spacing="-0.012cm" fo:font-weight="bold" style:font-weight-asian="bold" style:font-weight-complex="bold"/>
    </style:style>
    <style:style style:name="T47" style:family="text">
      <style:text-properties fo:letter-spacing="-0.014cm" fo:font-weight="bold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table:number-columns-spanned="2" office:value-type="string">
            <text:p text:style-name="P50"><text:text-input text:description="&lt;for each=&quot;line in o.order_line&quot;&gt;">For each line</text:text-input></text:p>
          </table:table-cell>
          <table:covered-table-cell/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2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4.A2" office:value-type="string">
            <text:p text:style-name="P53"><text:text-input text:description="&lt;line.name&gt;">[9788426574091]123</text:text-input></text:p>
          </table:table-cell>
          <table:table-cell table:style-name="Tabla4.A2" office:value-type="string">
            <text:p text:style-name="P38"><text:span text:style-name="T43"><text:text-input text:description="&lt;for each=&quot;line2 in line.tax_id&quot;&gt;">F</text:text-input></text:span><text:text-input text:description="&lt;line2.description&gt;">10,5%</text:text-input><text:span text:style-name="T43"><text:text-input text:description="&lt;/for&gt;">Ef</text:text-input></text:span></text:p>
          </table:table-cell>
          <table:table-cell table:style-name="Tabla4.A2" office:value-type="string">
            <text:p text:style-name="P38"><text:text-input text:description="&lt;formatLang(line.price_unit)&gt;">9.999,50</text:text-input></text:p>
          </table:table-cell>
          <table:table-cell table:style-name="Tabla4.E2" office:value-type="float" office:value="0">
            <text:p text:style-name="P38"><text:text-input text:description="&lt;formatLang(line.discount)&gt;">10,5</text:text-input>%</text:p>
          </table:table-cell>
          <table:table-cell table:style-name="Tabla4.A2" office:value-type="string">
            <text:p text:style-name="P38"><text:text-input text:description="&lt;formatLang(net_price(line.price_unit, line.discount))&gt;">9.999,50</text:text-input></text:p>
          </table:table-cell>
          <table:table-cell table:style-name="Tabla4.A2" office:value-type="string">
            <text:p text:style-name="P37"><text:span text:style-name="T12"><text:text-input text:description="&lt;formatLang(line.product_uom_qty)&gt;">25,45</text:text-input></text:span><text:span text:style-name="T12"> </text:span><text:span text:style-name="T12"><text:text-input text:description="&lt;line.product_uom.name&gt;">kgs.</text:text-input></text:span></text:p>
          </table:table-cell>
          <table:table-cell table:style-name="Tabla4.A2" office:value-type="string">
            <text:p text:style-name="P38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table:number-columns-spanned="2" office:value-type="string">
            <text:p text:style-name="P51"><text:text-input text:description="&lt;/for&gt;">End For</text:text-input></text:p>
          </table:table-cell>
          <table:covered-table-cell/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middle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9.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483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432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72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</style:style>
    <style:style style:name="MP25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P30" style:family="paragraph" style:parent-style-name="Standard">
      <style:paragraph-properties fo:margin-left="0.332cm" fo:margin-right="0cm" fo:margin-top="0.079cm" fo:margin-bottom="0cm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MP32" style:family="paragraph" style:parent-style-name="Standard">
      <style:paragraph-properties fo:margin-top="0.064cm" fo:margin-bottom="0cm" fo:line-height="100%" fo:orphans="0" fo:widows="0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MP33" style:family="paragraph" style:parent-style-name="Standard">
      <style:paragraph-properties fo:margin-top="0.09cm" fo:margin-bottom="0cm" fo:line-height="100%" fo:orphans="0" fo:widows="0" style:text-autospace="none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8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MP42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4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46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7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text-properties style:font-name="Lucida Sans" fo:font-size="13pt" style:font-size-asian="13pt" style:font-size-complex="13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3" style:family="text">
      <style:text-properties fo:color="#221f1f" style:font-name="Lucida Sans" fo:font-size="10pt" style:font-size-asian="10pt" style:font-name-complex="Lucida Sans" style:font-size-complex="10pt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0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25" style:family="text">
      <style:text-properties style:text-position="-5% 100%" fo:font-size="9pt" style:font-size-asian="9pt" style:font-size-complex="9pt"/>
    </style:style>
    <style:style style:name="MT26" style:family="text">
      <style:text-properties style:text-position="-5% 100%" fo:font-size="9pt" fo:letter-spacing="-0.012cm" style:font-size-asian="9pt" style:font-size-complex="9pt"/>
    </style:style>
    <style:style style:name="MT2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3" style:family="text">
      <style:text-properties fo:letter-spacing="-0.012cm" fo:font-style="normal" style:font-style-asian="normal" style:font-style-complex="normal"/>
    </style:style>
    <style:style style:name="MT34" style:family="text">
      <style:text-properties fo:letter-spacing="-0.014cm" fo:font-weight="bold" style:font-weight-asian="bold" style:font-weight-complex="bold"/>
    </style:style>
    <style:style style:name="MT35" style:family="text">
      <style:text-properties fo:letter-spacing="-0.012cm" fo:font-weight="bold" style:font-weight-asian="bold" style:font-weight-complex="bold"/>
    </style:style>
    <style:style style:name="MT3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color="#221f1f" fo:letter-spacing="-0.007cm" fo:font-style="normal" style:font-style-asian="normal" style:font-style-complex="normal"/>
    </style:style>
    <style:style style:name="MT44" style:family="text">
      <style:text-properties fo:letter-spacing="-0.009cm"/>
    </style:style>
    <style:style style:name="MT45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svg:width="5.579cm" svg:height="1.859cm" draw:z-index="2"><draw:text-box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Nº: <text:text-input text:description="&lt;o.name&gt;">0001-00000023</text:text-input><text:span text:style-name="MT1"><text:text-input text:description="&lt;/if&gt;">end if</text:text-input></text:span><text:span text:style-name="MT1"> </text:span></text:p>
              <text:p text:style-name="MP8"><text:span text:style-name="MT2"><text:text-input text:description="&lt;date&gt;">Fecha</text:text-input>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2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4"><text:text-input text:description="&lt;page&gt;">Hoja</text:text-input></text:span> Nº: <text:page-number text:select-page="current">1</text:page-number>/<text:page-count>1</text:page-count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5"><text:placeholder text:placeholder-type="text">&lt;company.partner_id.street&gt;</text:placeholder></text:span><text:span text:style-name="MT5"> </text:span><text:span text:style-name="MT5">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text:span text:style-name="MT6"> - </text:span><text:span text:style-name="MT6"><text:placeholder text:placeholder-type="text">&lt;company.partner_id.country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7">I.V.A.: </text:span><text:span text:style-name="MT8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<text:text-input text:description="&lt;vat&gt;">C.U.I.T.</text:text-input></text:span><text:span text:style-name="MT11">: </text:span><text:text-input text:description="&lt;format_vat(company.vat)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<text:text-input text:description="&lt;iibb_registry&gt;">Ing. Brutos</text:text-input></text:span><text:span text:style-name="MT11">:</text:span> <text:text-input text:description="&lt;company.partner_id.iibb&gt;">EXENTO</text:text-input><text:span text:style-name="MT12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3"><text:text-input text:description="&lt;date_start&gt;">Inicio de actividades</text:text-input></text:span><text:span text:style-name="MT14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6"><text:text-input text:description="&lt;costumer&gt;">Cliente</text:text-input></text:span><text:span text:style-name="MT17">:</text:span><text:span text:style-name="MT18"> </text:span><text:span text:style-name="MT19"><text:placeholder text:placeholder-type="text">&lt;get_main_partner(o.partner_id).name&gt;</text:placeholder></text:span></text:p>
              <text:p text:style-name="MP21"/>
              <text:p text:style-name="MP22"><text:span text:style-name="MT20"><text:text-input text:description="&lt;address&gt;">Dirección</text:text-input></text:span><text:span text:style-name="MT21">:</text:span><text:span text:style-name="MT22"> </text:span><text:span text:style-name="MT19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6"><text:text-input text:description="&lt;phone&gt;">Teléfono</text:text-input></text:span><text:span text:style-name="MT17">:</text:span><text:span text:style-name="MT18"> </text:span><text:span text:style-name="MT19"><text:placeholder text:placeholder-type="text">&lt;get_main_partner(o.partner_id).phone&gt;</text:placeholder></text:span></text:p>
              <text:p text:style-name="MP21"/>
              <text:p text:style-name="MP24"><text:span text:style-name="MT16"><text:text-input text:description="&lt;email&gt;">Mail</text:text-input></text:span><text:span text:style-name="MT17">:</text:span><text:span text:style-name="MT18"> </text:span><text:span text:style-name="MT19"><text:placeholder text:placeholder-type="text">&lt;get_main_partner(o.partner_id).email&gt;</text:placeholder></text:span></text:p>
              <text:p text:style-name="MP25"/>
              <text:p text:style-name="MP24"><text:span text:style-name="MT23"><text:placeholder text:placeholder-type="text">&lt;contact&gt;</text:placeholder></text:span><text:span text:style-name="MT19">: </text:span><text:span text:style-name="MT19"><text:placeholder text:placeholder-type="text">&lt;if test="o.partner_id.parent_id"&gt;</text:placeholder></text:span><text:span text:style-name="MT19"><text:placeholder text:placeholder-type="text">&lt;o.partner_id.name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6"><text:span text:style-name="MT16"><text:text-input text:description="&lt;vat_condition&gt;">Cond. I.V.A.</text:text-input></text:span><text:span text:style-name="MT17">:</text:span><text:span text:style-name="MT18"> </text:span><text:span text:style-name="MT19"><text:placeholder text:placeholder-type="text">&lt;get_main_partner(o.partner_id).responsability_id.name&gt;</text:placeholder></text:span></text:p>
              <text:p text:style-name="MP27"><text:span text:style-name="MT24"><text:text-input text:description="&lt;vat&gt;">C.U.I.T.</text:text-input></text:span><text:span text:style-name="MT25">:</text:span><text:span text:style-name="MT26"> </text:span><text:span text:style-name="MT27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28"><text:span text:style-name="MT28"><text:text-input text:description="&lt;sale_condition&gt;">Cond. Venta</text:text-input></text:span><text:span text:style-name="MT29">:</text:span><text:span text:style-name="MT30"> </text:span><text:span text:style-name="MT31"><text:text-input text:description="&lt;o.payment_term.name&gt;">30/60/90 días fin de mes</text:text-input></text:span></text:p>
              <text:p text:style-name="MP29"><draw:frame draw:style-name="Mfr2" draw:name="image: asimage(background_image)" text:anchor-type="paragraph" svg:x="-1.101cm" svg:y="-1cm" draw:z-index="1"><draw:text-box fo:min-height="29.7cm" fo:min-width="21.001cm"><text:p text:style-name="Frame_20_contents">Imagen</text:p></draw:text-box></draw:frame><text:span text:style-name="MT32"><text:placeholder text:placeholder-type="text">&lt;if test="print_validity and o.date_validity"&gt;</text:placeholder></text:span><text:span text:style-name="MT33"><text:placeholder text:placeholder-type="text">&lt;valid_until&gt;</text:placeholder></text:span>:<text:span text:style-name="MT34"> </text:span><text:span text:style-name="MT35"><text:placeholder text:placeholder-type="text">&lt;formatLang(o.date_validity,date=True)&gt;</text:placeholder></text:span><text:span text:style-name="MT35"><text:placeholder text:placeholder-type="text">&lt;/if&gt;</text:placeholder></text:span></text:p>
              <text:p text:style-name="MP30"><text:span text:style-name="MT28"><text:text-input text:description="&lt;reference&gt;">Referencia</text:text-input></text:span><text:span text:style-name="MT29">:</text:span><text:span text:style-name="MT36"> </text:span><text:span text:style-name="MT37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1"><text:span text:style-name="MT38"><text:text-input text:description="&lt;if test=&quot;print_comercial&quot;&gt;">IF2</text:text-input></text:span><text:span text:style-name="MT28"><text:text-input text:description="&lt;comercial&gt;">Comercial</text:text-input>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32"/>
              <text:p text:style-name="MP33"><text:span text:style-name="MT28"><text:text-input text:description="&lt;origin&gt;">Doc. Origen</text:text-input></text:span><text:span text:style-name="MT28">: </text:span><text:span text:style-name="MT4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4">Descripción</text:p>
            </table:table-cell>
            <table:table-cell table:style-name="Tabla2.B1" office:value-type="string">
              <text:p text:style-name="MP34">% I.V.A</text:p>
            </table:table-cell>
            <table:table-cell table:style-name="Tabla2.C1" office:value-type="string">
              <text:p text:style-name="MP34">P. Lista</text:p>
            </table:table-cell>
            <table:table-cell table:style-name="Tabla2.D1" office:value-type="string">
              <text:p text:style-name="MP34">% BON.</text:p>
            </table:table-cell>
            <table:table-cell table:style-name="Tabla2.E1" office:value-type="string">
              <text:p text:style-name="MP34">P. Neto</text:p>
            </table:table-cell>
            <table:table-cell table:style-name="Tabla2.F1" office:value-type="string">
              <text:p text:style-name="MP34">Cantidad</text:p>
            </table:table-cell>
            <table:table-cell table:style-name="Tabla2.G1" office:value-type="string">
              <text:p text:style-name="MP34">Total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6"><text:span text:style-name="MT43"><text:text-input text:description="&lt;comments&gt;">OBSERVACIONES</text:text-input></text:span>: </text:p>
              <text:p text:style-name="MP37"><text:placeholder text:placeholder-type="text">&lt;if test="o.note"&gt;</text:placeholder></text:p>
              <text:p text:style-name="MP37"><text:placeholder text:placeholder-type="text">&lt;for each="nl in o.note.split('\n') or []"&gt;</text:placeholder></text:p>
              <text:p text:style-name="MP37"><text:placeholder text:placeholder-type="text">&lt;nl&gt;</text:placeholder></text:p>
              <text:p text:style-name="MP37"><text:placeholder text:placeholder-type="text">&lt;/for&gt;</text:placeholder></text:p>
              <text:p text:style-name="MP37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8"><text:span text:style-name="MT4"><text:text-input text:description="&lt;subtotal&gt;">SUBTOTAL</text:text-input></text:span><text:span text:style-name="MT44"> </text:span><text:span text:style-name="MT45"><text:text-input text:description="&lt;o.pricelist_id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39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0"><text:text-input text:description="&lt;taxes&gt;">IMPUESTOS</text:text-input></text:p>
            </table:table-cell>
            <table:table-cell table:style-name="Tabla6.D4" office:value-type="string">
              <text:p text:style-name="MP41"/>
            </table:table-cell>
            <table:table-cell table:style-name="Tabla6.E3" office:value-type="string">
              <text:p text:style-name="MP42"><text:text-input text:description="&lt;base&gt;">Base</text:text-input></text:p>
            </table:table-cell>
            <table:table-cell table:style-name="Tabla6.F3" office:value-type="string">
              <text:p text:style-name="MP42"><text:text-input text:description="&lt;amount&gt;">Importe</text:text-input>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3"/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39"><text:text-input text:description="&lt;formatLang(o.amount_tax)&gt;">99.999,99</text:text-input></text:p>
              <text:p text:style-name="MP39"/>
              <text:p text:style-name="MP39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6"><text:span text:style-name="MT4"><text:text-input text:description="&lt;total&gt;">TOTAL</text:text-input></text:span><text:span text:style-name="MT44"> </text:span><text:span text:style-name="MT45"><text:text-input text:description="&lt;o.pricelist_id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7"/>
            </table:table-cell>
            <table:table-cell table:style-name="Tabla6.C1" office:value-type="string">
              <text:p text:style-name="MP48"><text:text-input text:description="&lt;formatLang(o.amount_total)&gt;">99.999,99</text:text-input>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3-12T18:31:33</dc:date>
    <meta:editing-duration>PT15H3M11S</meta:editing-duration>
    <meta:editing-cycles>206</meta:editing-cycles>
    <meta:generator>LibreOffice/3.5$Linux_X86_64 LibreOffice_project/350m1$Build-2</meta:generator>
    <dc:creator>Juan Scarafia</dc:creator>
    <meta:document-statistic meta:table-count="6" meta:image-count="0" meta:object-count="0" meta:page-count="1" meta:paragraph-count="67" meta:word-count="135" meta:character-count="1485" meta:non-whitespace-character-count="1412"/>
  </office:meta>
</office:document-meta>
</file>